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ettre un lien du site du lycee </text:p>
      <text:p text:style-name="Standard">Presenter plus en detail le stage</text:p>
      <text:p text:style-name="Standard">precedent pas de S</text:p>
      <text:p text:style-name="Standard">embellir le site (rajouter du PEPS)</text:p>
      <text:p text:style-name="Standard">Page de contact</text:p>
      <text:p text:style-name="Standard">Misc utiliser bitlocker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9-08T09:47:03.65</meta:creation-date>
    <dc:date>2021-09-08T10:41:50.04</dc:date>
    <meta:editing-duration>PT23M53S</meta:editing-duration>
    <meta:editing-cycles>2</meta:editing-cycles>
    <meta:generator>OpenOffice/4.1.8$Win32 OpenOffice.org_project/418m3$Build-9803</meta:generator>
    <meta:document-statistic meta:table-count="0" meta:image-count="0" meta:object-count="0" meta:page-count="1" meta:paragraph-count="6" meta:word-count="29" meta:character-count="156"/>
  </office:meta>
</office:document-meta>
</file>